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d696" officeooo:paragraph-rsid="0012d696"/>
    </style:style>
    <style:style style:name="P2" style:family="paragraph" style:parent-style-name="Standard">
      <style:text-properties officeooo:rsid="001bd12c" officeooo:paragraph-rsid="001bd12c"/>
    </style:style>
    <style:style style:name="P3" style:family="paragraph" style:parent-style-name="Standard">
      <style:text-properties officeooo:rsid="001dbf81" officeooo:paragraph-rsid="001dbf81"/>
    </style:style>
    <style:style style:name="P4" style:family="paragraph" style:parent-style-name="Table_20_Contents">
      <style:text-properties officeooo:rsid="0012d696" officeooo:paragraph-rsid="0012d696"/>
    </style:style>
    <style:style style:name="P5" style:family="paragraph" style:parent-style-name="Table_20_Contents">
      <style:text-properties officeooo:rsid="001488c3" officeooo:paragraph-rsid="001488c3"/>
    </style:style>
    <style:style style:name="P6" style:family="paragraph" style:parent-style-name="Table_20_Contents">
      <style:text-properties officeooo:paragraph-rsid="001488c3"/>
    </style:style>
    <style:style style:name="P7" style:family="paragraph" style:parent-style-name="Table_20_Contents">
      <style:text-properties officeooo:rsid="0017bb9c" officeooo:paragraph-rsid="0017bb9c"/>
    </style:style>
    <style:style style:name="P8" style:family="paragraph" style:parent-style-name="Table_20_Contents">
      <style:text-properties officeooo:rsid="001bd12c" officeooo:paragraph-rsid="001bd12c"/>
    </style:style>
    <style:style style:name="P9" style:family="paragraph" style:parent-style-name="Table_20_Contents">
      <style:text-properties officeooo:rsid="001dbf81" officeooo:paragraph-rsid="001dbf81"/>
    </style:style>
    <style:style style:name="P10" style:family="paragraph" style:parent-style-name="Table_20_Contents">
      <style:text-properties officeooo:paragraph-rsid="001e39a8"/>
    </style:style>
    <style:style style:name="P11" style:family="paragraph" style:parent-style-name="Standard">
      <style:text-properties officeooo:rsid="001f6c7a" officeooo:paragraph-rsid="001f6c7a"/>
    </style:style>
    <style:style style:name="T1" style:family="text">
      <style:text-properties officeooo:rsid="001488c3"/>
    </style:style>
    <style:style style:name="T2" style:family="text">
      <style:text-properties officeooo:rsid="001800b7"/>
    </style:style>
    <style:style style:name="T3" style:family="text">
      <style:text-properties style:font-name="Bitstream Vera Serif"/>
    </style:style>
    <style:style style:name="T4" style:family="text">
      <style:text-properties officeooo:rsid="001dbf81"/>
    </style:style>
    <style:style style:name="T5" style:family="text">
      <style:text-properties fo:font-weight="bold"/>
    </style:style>
    <style:style style:name="T6" style:family="text">
      <style:text-properties officeooo:rsid="001e39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Vokabeln</text:p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5">repository</text:p>
          </table:table-cell>
          <table:table-cell table:style-name="Tabelle1.B1" office:value-type="string">
            <text:p text:style-name="P6"><text:span text:style-name="T1">Ordner/</text:span>Verzeichnis<text:span text:style-name="T2">s</text:span></text:p>
          </table:table-cell>
        </table:table-row>
        <table:table-row>
          <table:table-cell table:style-name="Tabelle1.A2" office:value-type="string">
            <text:p text:style-name="P7"/>
          </table:table-cell>
          <table:table-cell table:style-name="Tabelle1.B2" office:value-type="string">
            <text:p text:style-name="P7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Befehle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>Cd</text:p>
          </table:table-cell>
          <table:table-cell table:style-name="Tabelle2.B1" office:value-type="string">
            <text:p text:style-name="P4">Wechsel des Arbeitesverzeichniss</text:p>
          </table:table-cell>
        </table:table-row>
        <table:table-row>
          <table:table-cell table:style-name="Tabelle2.A2" office:value-type="string">
            <text:p text:style-name="P8"><text:span text:style-name="T4">g</text:span>it pull</text:p>
          </table:table-cell>
          <table:table-cell table:style-name="Tabelle2.B2" office:value-type="string">
            <text:p text:style-name="P8">Verzeichnis aktualisieren</text:p>
          </table:table-cell>
        </table:table-row>
        <table:table-row>
          <table:table-cell table:style-name="Tabelle2.A2" office:value-type="string">
            <text:p text:style-name="P9">git add</text:p>
          </table:table-cell>
          <table:table-cell table:style-name="Tabelle2.B2" office:value-type="string">
            <text:p text:style-name="Table_20_Contents">zum <text:span text:style-name="T5">Index</text:span> hinzufügen</text:p>
          </table:table-cell>
        </table:table-row>
        <table:table-row>
          <table:table-cell table:style-name="Tabelle2.A2" office:value-type="string">
            <text:p text:style-name="P9">git commit -m "<text:span text:style-name="T6">commit-Nachricht</text:span>"</text:p>
          </table:table-cell>
          <table:table-cell table:style-name="Tabelle2.B2" office:value-type="string">
            <text:p text:style-name="Table_20_Contents">bestätigst deine Änderungen </text:p>
          </table:table-cell>
        </table:table-row>
        <table:table-row>
          <table:table-cell table:style-name="Tabelle2.A2" office:value-type="string">
            <text:p text:style-name="P9">git push</text:p>
          </table:table-cell>
          <table:table-cell table:style-name="Tabelle2.B2" office:value-type="string">
            <text:p text:style-name="P10"><text:span text:style-name="Source_20_Text"><text:span text:style-name="T6">Änderung hochladen</text:span></text:span></text:p>
          </table:table-cell>
        </table:table-row>
      </table:table>
      <text:p text:style-name="P1"/>
      <text:p text:style-name="P2">Reihenfolge:</text:p>
      <text:p text:style-name="P2">1. <text:span text:style-name="T4">I</text:span>n der Konsole das Verzeichnis ansteuern von „git“ <text:span text:style-name="T4">wechseln den</text:span> man bearbeiten möchte</text:p>
      <text:p text:style-name="P2">z.B. </text:p>
      <text:p text:style-name="P2">„ <text:span text:style-name="T3">privat@privat:~$ cd tf/distance-us-v2-bricklet/</text:span></text:p>
      <text:p text:style-name="P2"><text:span text:style-name="T3"><text:s text:c="3"/>privat@privat:~/tf/distance-us-v2-bricklet$</text:span> „</text:p>
      <text:p text:style-name="P3">2. Den aktuellen stand Herunterlade mit dem Befehl „git pull“</text:p>
      <text:p text:style-name="P3">z.B</text:p>
      <text:p text:style-name="P3">„omar@omar-P6640:~/tf/distance-us-v2-bricklet$ git pull“</text:p>
      <text:p text:style-name="P3">3. Datei <text:span text:style-name="T6">Zum <text:s/>Index hinzufügen mit dem Befehl</text:span> „git add dateiname“</text:p>
      <text:p text:style-name="P11">z.B</text:p>
      <text:p text:style-name="P11">omar@omar-P6640:~/tf/distance-us-v2-bricklet$ git add Tutorial.odt</text:p>
      <text:p text:style-name="P11">4.Bestätigst du deine Änderungen Mit dem Befehl git commit-m" "</text:p>
      <text:p text:style-name="P11">z.B</text:p>
      <text:p text:style-name="P11">omar@omar-P6640:~/tf/distance-us-v2-bricklet$ git commit -m " "</text:p>
      <text:p text:style-name="P11">5.Mit „git push“ die Datei oder die Änderung Hochladen</text:p>
      <text:p text:style-name="P11">z.B</text:p>
      <text:p text:style-name="P11">omar@omar-P6640:~/tf/distance-us-v2-bricklet$ git pu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4:22:08.201565414</meta:creation-date>
    <dc:date>2018-02-01T15:58:08.159955426</dc:date>
    <meta:editing-duration>PT24M2S</meta:editing-duration>
    <meta:editing-cycles>7</meta:editing-cycles>
    <meta:generator>LibreOffice/5.1.6.2$Linux_X86_64 LibreOffice_project/10m0$Build-2</meta:generator>
    <meta:document-statistic meta:table-count="2" meta:image-count="0" meta:object-count="0" meta:page-count="1" meta:paragraph-count="31" meta:word-count="110" meta:character-count="920" meta:non-whitespace-character-count="835"/>
  </office:meta>
</office:document-meta>
</file>